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17e39a" officeooo:paragraph-rsid="0020132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7e39a" officeooo:paragraph-rsid="002144c8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96b54" officeooo:paragraph-rsid="00196b54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96b54" officeooo:paragraph-rsid="00196b54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b1033" officeooo:paragraph-rsid="001b1033" style:font-size-asian="14pt" style:font-weight-asian="bold" style:font-size-complex="16pt" style:font-weight-complex="bold"/>
    </style:style>
    <style:style style:name="P9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b1033" officeooo:paragraph-rsid="001b103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ca6aa" officeooo:paragraph-rsid="001ca6a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ca6aa" officeooo:paragraph-rsid="001ca6a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1cd7d4" officeooo:paragraph-rsid="001cd7d4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cd7d4" officeooo:paragraph-rsid="001cd7d4" style:font-size-asian="14pt" style:font-weight-asian="bold" style:font-size-complex="16pt" style:font-weight-complex="bold"/>
    </style:style>
    <style:style style:name="P14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201323" officeooo:paragraph-rsid="00201323" style:font-size-asian="14pt" style:font-weight-asian="bold" style:font-size-complex="16pt" style:font-weight-complex="bold"/>
    </style:style>
    <style:style style:name="P15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2144c8" officeooo:paragraph-rsid="002144c8" style:font-size-asian="14pt" style:font-weight-asian="bold" style:font-size-complex="16pt" style:font-weight-complex="bold"/>
    </style:style>
    <style:style style:name="P16" style:family="paragraph" style:parent-style-name="Standard">
      <style:paragraph-properties fo:margin-left="0.9846in" fo:text-align="start" style:justify-single-word="false" fo:text-indent="0in" style:auto-text-indent="false"/>
      <style:text-properties officeooo:paragraph-rsid="0021ce56"/>
    </style:style>
    <style:style style:name="P17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1b1033" officeooo:paragraph-rsid="00201323" style:font-size-asian="14pt" style:font-weight-asian="bold" style:font-size-complex="16pt" style:font-weight-complex="bold"/>
    </style:style>
    <style:style style:name="P18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b1033" officeooo:paragraph-rsid="0021ce56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20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7e39a" officeooo:paragraph-rsid="0017e39a" style:font-size-asian="14pt" style:font-weight-asian="bold" style:font-size-complex="16pt" style:font-weight-complex="bold"/>
    </style:style>
    <style:style style:name="P21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17e39a" officeooo:paragraph-rsid="0021ce56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7e39a" officeooo:paragraph-rsid="0021ce56" style:font-size-asian="14pt" style:font-weight-asian="bold" style:font-size-complex="16pt" style:font-weight-complex="bold"/>
    </style:style>
    <style:style style:name="P23" style:family="paragraph" style:parent-style-name="Standard">
      <style:paragraph-properties fo:margin-left="0in" fo:text-align="start" style:justify-single-word="false" fo:text-indent="0in" style:auto-text-indent="false"/>
      <style:text-properties fo:font-size="16pt" fo:font-weight="bold" officeooo:rsid="002144c8" officeooo:paragraph-rsid="0021ce56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2144c8" officeooo:paragraph-rsid="0021ce56" style:font-size-asian="14pt" style:font-weight-asian="bold" style:font-size-complex="16pt" style:font-weight-complex="bold"/>
    </style:style>
    <style:style style:name="P25" style:family="paragraph" style:parent-style-name="Standard">
      <style:paragraph-properties fo:margin-left="0.4925in" fo:text-align="start" style:justify-single-word="false" fo:text-indent="0in" style:auto-text-indent="false"/>
      <style:text-properties fo:font-size="16pt" fo:font-weight="bold" officeooo:rsid="001dea1a" officeooo:paragraph-rsid="0021ce56" style:font-size-asian="14pt" style:font-weight-asian="bold" style:font-size-complex="16pt" style:font-weight-complex="bold"/>
    </style:style>
    <style:style style:name="P26" style:family="paragraph" style:parent-style-name="Standard">
      <style:paragraph-properties fo:margin-left="1.4772in" fo:text-align="start" style:justify-single-word="false" fo:text-indent="0in" style:auto-text-indent="false"/>
      <style:text-properties fo:font-size="16pt" fo:font-weight="bold" officeooo:rsid="001dea1a" officeooo:paragraph-rsid="0021ce56" style:font-size-asian="14pt" style:font-weight-asian="bold" style:font-size-complex="16pt" style:font-weight-complex="bold"/>
    </style:style>
    <style:style style:name="P27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201323" officeooo:paragraph-rsid="0021ce56" style:font-size-asian="14pt" style:font-weight-asian="bold" style:font-size-complex="16pt" style:font-weight-complex="bold"/>
    </style:style>
    <style:style style:name="P28" style:family="paragraph" style:parent-style-name="Standard">
      <style:paragraph-properties fo:margin-left="0.9846in" fo:text-align="start" style:justify-single-word="false" fo:text-indent="0in" style:auto-text-indent="false"/>
      <style:text-properties fo:font-size="16pt" fo:font-weight="bold" officeooo:rsid="0021ce56" officeooo:paragraph-rsid="0021ce56" style:font-size-asian="14pt" style:font-weight-asian="bold" style:font-size-complex="16pt" style:font-weight-complex="bold"/>
    </style:style>
    <style:style style:name="P29" style:family="paragraph" style:parent-style-name="Standard">
      <style:paragraph-properties fo:margin-left="1.4772in" fo:text-align="start" style:justify-single-word="false" fo:text-indent="0in" style:auto-text-indent="false"/>
      <style:text-properties fo:font-size="16pt" fo:font-weight="bold" officeooo:rsid="0021ce56" officeooo:paragraph-rsid="0021ce56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6pt" fo:font-weight="bold" officeooo:rsid="0017e39a" officeooo:paragraph-rsid="0017e39a" style:font-size-asian="22.75pt" style:font-weight-asian="bold" style:font-size-complex="26pt" style:font-weight-complex="bold"/>
    </style:style>
    <style:style style:name="P31" style:family="paragraph" style:parent-style-name="Standard">
      <style:paragraph-properties fo:margin-left="1.4772in" fo:text-indent="0in" style:auto-text-indent="false"/>
    </style:style>
    <style:style style:name="P32" style:family="paragraph" style:parent-style-name="Standard">
      <style:paragraph-properties fo:margin-left="0.9846in" fo:text-indent="0in" style:auto-text-indent="false"/>
      <style:text-properties officeooo:rsid="0021ce56" officeooo:paragraph-rsid="0021ce56"/>
    </style:style>
    <style:style style:name="T1" style:family="text">
      <style:text-properties officeooo:rsid="001aca64"/>
    </style:style>
    <style:style style:name="T2" style:family="text">
      <style:text-properties officeooo:rsid="001b1033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17e39a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2144c8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201323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21ce56" style:font-size-asian="14pt" style:font-weight-asian="bold" style:font-size-complex="16pt" style:font-weight-complex="bold"/>
    </style:style>
    <style:style style:name="T8" style:family="text">
      <style:text-properties officeooo:rsid="001ec15c"/>
    </style:style>
    <style:style style:name="T9" style:family="text">
      <style:text-properties officeooo:rsid="002004ca"/>
    </style:style>
    <style:style style:name="T10" style:family="text">
      <style:text-properties officeooo:rsid="00201323"/>
    </style:style>
    <style:style style:name="T11" style:family="text">
      <style:text-properties officeooo:rsid="001cd7d4"/>
    </style:style>
    <style:style style:name="T12" style:family="text">
      <style:text-properties officeooo:rsid="002144c8"/>
    </style:style>
    <style:style style:name="T13" style:family="text">
      <style:text-properties officeooo:rsid="0021ce56"/>
    </style:style>
    <style:style style:name="T14" style:family="text">
      <style:text-properties fo:color="#000000" loext:opacity="100%" fo:font-size="16pt" fo:font-weight="bold" fo:background-color="#ffffff" loext:char-shading-value="0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JS Files</text:p>
      <text:p text:style-name="P1"/>
      <text:p text:style-name="P21"/>
      <text:p text:style-name="P23">I) MainNavigation: (folder)</text:p>
      <text:p text:style-name="P24">A<text:span text:style-name="T2">) NavHandler.</text:span><text:span text:style-name="T8">js</text:span></text:p>
      <text:p text:style-name="P25"><text:span text:style-name="T8"><text:tab/></text:span><text:span text:style-name="T12">1</text:span>) <text:span text:style-name="T9">Purpose: </text:span>Handle all Navigation between:</text:p>
      <text:p text:style-name="P26">index.html, ceo.html, computer.html, engineering.html, mediaArts.html, <text:span text:style-name="T8">technician.html, architect.html</text:span></text:p>
      <text:p text:style-name="P16"><text:span text:style-name="T5">2</text:span><text:span text:style-name="T6">) </text:span><text:span text:style-name="T7">Script must be downloaded to each of the html files above. eg </text:span><text:span text:style-name="T14">&lt;script src="js/MainNavigation/NavHandler.js"&gt;&lt;/script&gt;</text:span></text:p>
      <text:p text:style-name="P27"/>
      <text:p text:style-name="P18"><text:span text:style-name="T12">B</text:span>) PageHandler.<text:span text:style-name="T10">js</text:span></text:p>
      <text:p text:style-name="P18"/>
      <text:p text:style-name="P5">I<text:span text:style-name="T13">I</text:span>) Edu<text:span text:style-name="T10">cation</text:span>Managers:<text:span text:style-name="T11"> (folder)</text:span></text:p>
      <text:p text:style-name="P2">A) EduNavManager.js</text:p>
      <text:p text:style-name="P28">1) Purpose: Handle all Navigation within education.html.</text:p>
      <text:p text:style-name="P31"><text:span text:style-name="T7">eg. Training, Testing, and Packets “dropdown” menus.</text:span></text:p>
      <text:p text:style-name="P32"><text:span text:style-name="T3">2) Attach to education.html</text:span></text:p>
      <text:p text:style-name="P32"><text:span text:style-name="T3"/></text:p>
      <text:p text:style-name="P2">B) EduHtmlManager.js</text:p>
      <text:p text:style-name="P28">1) Purpose: Items of “Training”, Testing”, “Packets” as well as <text:s/><text:tab/>“IC <text:s/>Data” dropdowns will require an “html” file to be <text:tab/>downloaded to a specific container within <text:tab/>“education.html”.</text:p>
      <text:p text:style-name="P28">2) Attach to education.html</text:p>
      <text:p text:style-name="P28"/>
      <text:p text:style-name="P22"><text:span text:style-name="T10">C</text:span>) <text:span text:style-name="T13">QuestionAnswer</text:span>Manager.js</text:p>
      <text:p text:style-name="P28">1) Purpose: Provide appropriate answers to some simple <text:tab/>questions.</text:p>
      <text:p text:style-name="P28"/>
      <text:p text:style-name="P22"><text:span text:style-name="T13">D</text:span>) Module<text:span text:style-name="T13">Block</text:span>Manager.js</text:p>
      <text:p text:style-name="P28">1) Purpose: ? (unknown at this time)</text:p>
      <text:p text:style-name="P28">2) Contains:</text:p>
      <text:p text:style-name="P29">a) PracticeTruthTableManager.js</text:p>
      <text:p text:style-name="P29">b) Table Manager.js</text:p>
      <text:p text:style-name="P29">c) DataSheetTableManager.js</text:p>
      <text:p text:style-name="P2"><text:soft-page-break/></text:p>
      <text:p text:style-name="P14">D) OnHoldManagers:<text:span text:style-name="T4"/></text:p>
      <text:p text:style-name="P4"><text:span text:style-name="T10">1</text:span>) HardwarePageManager.js (on hold)</text:p>
      <text:p text:style-name="P4"><text:span text:style-name="T10">2</text:span>) TrainingNavEventHandler.js (on hold)</text:p>
      <text:p text:style-name="P4"><text:span text:style-name="T10">3</text:span>) CodesTabManager.js (on hold)</text:p>
      <text:p text:style-name="P17"/>
      <text:p text:style-name="P15"/>
      <text:p text:style-name="P15"/>
      <text:p text:style-name="P3"/>
      <text:p text:style-name="P3">II <text:span text:style-name="T2">&amp; III</text:span>) <text:span text:style-name="T1">HtmlManager.js <text:s/>and <text:s/></text:span>HtmlManagerWithCeo.js</text:p>
      <text:p text:style-name="P6">A) JsonTableDataSet (JSON <text:span text:style-name="T1">D</text:span>ata)</text:p>
      <text:p text:style-name="P6">B) function eduTransitionHasEnded()</text:p>
      <text:p text:style-name="P6">C) PracticeTruthTableManager</text:p>
      <text:p text:style-name="P6">D) EduHtml_Manager</text:p>
      <text:p text:style-name="P6">E) CeoHTML_Manager</text:p>
      <text:p text:style-name="P6">F) TableManager</text:p>
      <text:p text:style-name="P6">G) CodesTabManager</text:p>
      <text:p text:style-name="P6">H) QuestionAnswerManager</text:p>
      <text:p text:style-name="P6"/>
      <text:p text:style-name="P8"/>
      <text:p text:style-name="P9"/>
      <text:p text:style-name="P10">V<text:span text:style-name="T10">I</text:span>) TableManagers</text:p>
      <text:p text:style-name="P11">A) PracticeTruthTableManager</text:p>
      <text:p text:style-name="P11">B) TableManager</text:p>
      <text:p text:style-name="P11">C) DataSheetTableManager</text:p>
      <text:p text:style-name="P11">D) QuestionAnswerManager</text:p>
      <text:p text:style-name="P11"/>
      <text:p text:style-name="P12">VI) TableData: (folder)</text:p>
      <text:p text:style-name="P13">1) LS7400TableData</text:p>
      <text:p text:style-name="P13">2) LS7402TableData</text:p>
      <text:p text:style-name="P13">3) LS7404TableData</text:p>
      <text:p text:style-name="P13">4) LS7408TableData</text:p>
      <text:p text:style-name="P13">5) LS7432TableData</text:p>
      <text:p text:style-name="P13">6) LS7447TableData</text:p>
      <text:p text:style-name="P13">7) LS7486TableData</text:p>
      <text:p text:style-name="P13">8) LS74107TableData</text:p>
      <text:p text:style-name="P13"><text:soft-page-break/>9) LS74138TableData</text:p>
      <text:p text:style-name="P13">10) LS74139TableData</text:p>
      <text:p text:style-name="P13">11) LS74157TableData</text:p>
      <text:p text:style-name="P13">12) LS74161TableData</text:p>
      <text:p text:style-name="P13">13) LS74173TableData</text:p>
      <text:p text:style-name="P13">14) LS74189TableData</text:p>
      <text:p text:style-name="P13">15) LS74245TableData</text:p>
      <text:p text:style-name="P13">16) LS74273TableData</text:p>
      <text:p text:style-name="P13">17) LS74283TableData</text:p>
      <text:p text:style-name="P8"/>
      <text:p text:style-name="P6"/>
      <text:p text:style-name="P7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4:46:15.689000000</meta:creation-date>
    <dc:date>2025-10-25T18:10:40.927000000</dc:date>
    <meta:editing-duration>PT6H33M23S</meta:editing-duration>
    <meta:editing-cycles>12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59" meta:word-count="208" meta:character-count="1806" meta:non-whitespace-character-count="1648"/>
  </office:meta>
</office:document-meta>
</file>